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EG_20_Aggiornamento">
      <style:text-properties officeooo:rsid="00801267" officeooo:paragraph-rsid="00801267"/>
    </style:style>
    <style:style style:name="P5" style:family="paragraph" style:parent-style-name="Contents_20_2">
      <style:paragraph-properties>
        <style:tab-stops/>
      </style:paragraph-properties>
    </style:style>
    <style:style style:name="P6" style:family="paragraph" style:parent-style-name="Contents_20_3">
      <style:paragraph-properties>
        <style:tab-stops/>
      </style:paragraph-properties>
    </style:style>
    <style:style style:name="P7" style:family="paragraph" style:parent-style-name="EG_20_Nota">
      <style:text-properties officeooo:paragraph-rsid="0062c7e2"/>
    </style:style>
    <style:style style:name="P8" style:family="paragraph" style:parent-style-name="Heading_20_2" style:master-page-name="EG_20_Capitoli_20_prima">
      <style:paragraph-properties style:page-number="auto"/>
      <style:text-properties officeooo:paragraph-rsid="00795a23"/>
    </style:style>
    <style:style style:name="P9" style:family="paragraph" style:parent-style-name="Heading_20_3" style:master-page-name="EG_20_Capitoli">
      <style:paragraph-properties style:page-number="2" fo:break-before="page"/>
      <style:text-properties officeooo:paragraph-rsid="005e3930"/>
    </style:style>
    <style:style style:name="P10" style:family="paragraph" style:parent-style-name="Heading_20_3">
      <style:text-properties officeooo:paragraph-rsid="005e3930"/>
    </style:style>
    <style:style style:name="P11" style:family="paragraph" style:parent-style-name="Text_20_body" style:list-style-name="EG_20_All_20_commi">
      <style:text-properties officeooo:paragraph-rsid="005e3930"/>
    </style:style>
    <style:style style:name="P12" style:family="paragraph" style:parent-style-name="Text_20_body" style:list-style-name="EG_20_All_20_commi">
      <style:text-properties officeooo:paragraph-rsid="00624e64"/>
    </style:style>
    <style:style style:name="P13" style:family="paragraph" style:parent-style-name="Text_20_body" style:list-style-name="EG_20_All_20_commi">
      <style:text-properties officeooo:paragraph-rsid="0062aedb"/>
    </style:style>
    <style:style style:name="P14" style:family="paragraph" style:parent-style-name="Text_20_body" style:list-style-name="EG_20_All_20_commi">
      <style:text-properties officeooo:paragraph-rsid="006f0bd1"/>
    </style:style>
    <style:style style:name="P15" style:family="paragraph" style:parent-style-name="Text_20_body">
      <style:text-properties officeooo:paragraph-rsid="00624e64"/>
    </style:style>
    <style:style style:name="P16" style:family="paragraph" style:parent-style-name="Text_20_body">
      <style:text-properties officeooo:paragraph-rsid="005e3930"/>
    </style:style>
    <style:style style:name="P17" style:family="paragraph" style:parent-style-name="Text_20_body" style:list-style-name="EG_20_All_20_commi">
      <style:text-properties officeooo:rsid="006569bf" officeooo:paragraph-rsid="006569bf"/>
    </style:style>
    <style:style style:name="T1" style:family="text">
      <style:text-properties officeooo:rsid="004d48bc"/>
    </style:style>
    <style:style style:name="T2" style:family="text">
      <style:text-properties officeooo:rsid="00624e64"/>
    </style:style>
    <style:style style:name="T3" style:family="text">
      <style:text-properties officeooo:rsid="0066badc"/>
    </style:style>
    <style:style style:name="T4" style:family="text">
      <style:text-properties officeooo:rsid="0062c7e2"/>
    </style:style>
    <style:style style:name="T5" style:family="text">
      <style:text-properties officeooo:rsid="006569bf"/>
    </style:style>
    <style:style style:name="T6" style:family="text">
      <style:text-properties officeooo:rsid="006757b3"/>
    </style:style>
    <style:style style:name="T7" style:family="text">
      <style:text-properties officeooo:rsid="006af939"/>
    </style:style>
    <style:style style:name="T8" style:family="text">
      <style:text-properties officeooo:rsid="006cb628"/>
    </style:style>
    <style:style style:name="T9" style:family="text">
      <style:text-properties officeooo:rsid="006fc6ab"/>
    </style:style>
    <style:style style:name="T10" style:family="text">
      <style:text-properties officeooo:rsid="00724e29"/>
    </style:style>
    <style:style style:name="T11" style:family="text">
      <style:text-properties officeooo:rsid="0073a5d8"/>
    </style:style>
    <style:style style:name="T12" style:family="text">
      <style:text-properties officeooo:rsid="0076f3a3"/>
    </style:style>
    <style:style style:name="T13" style:family="text">
      <style:text-properties officeooo:rsid="007a95dc"/>
    </style:style>
    <style:style style:name="T14" style:family="text">
      <style:text-properties fo:color="#21409a" loext:opacity="100%" style:font-name="Liberation Sans2" fo:font-size="11pt" fo:font-weight="bold" officeooo:rsid="008a3e1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8" text:outline-level="2"><text:bookmark-start text:name="__RefHeading___Toc2131_4274643445"/><text:reference-mark-start text:name="ch aree a rischio specifico"/>Aree a rischio specifico<text:bookmark-end text:name="__RefHeading___Toc2131_4274643445"/><text:reference-mark-end text:name="ch aree a rischio specifico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68949_1701760167" text:style-name="Index_20_Link" text:visited-style-name="Index_20_Link">Campo di applicazione</text:a></text:p>
          <text:p text:style-name="P3"><text:a xlink:type="simple" xlink:href="#__RefHeading__164168_1904530980" text:style-name="Index_20_Link" text:visited-style-name="Index_20_Link">Strategia antincendio</text:a></text:p>
        </text:index-body>
      </text:table-of-content>
      <text:p text:style-name="Standard"/>
      <text:h text:style-name="P9" text:outline-level="3"><text:bookmark-start text:name="__RefHeading__68949_1701760167"/><draw:frame draw:style-name="fr1" draw:name="Cornice6" text:anchor-type="char" svg:x="-0.9cm" svg:width="0.801cm" draw:z-index="0"><draw:text-box fo:min-height="0.101cm"><text:p text:style-name="P4">a21</text:p></draw:text-box></draw:frame><text:span text:style-name="T14">C</text:span>ampo di applicazione<text:bookmark-end text:name="__RefHeading__68949_1701760167"/></text:h>
      <text:list xml:id="list3707367457" text:style-name="EG_20_All_20_commi">
        <text:list-item text:start-value="1">
          <text:p text:style-name="P11">La presente regola tecnica reca le indicazioni di prevenzione incendi che si applicano alle aree a rischio specifico.</text:p>
        </text:list-item>
        <text:list-item>
          <text:p text:style-name="P12">Le aree a rischio specifico <text:span text:style-name="T2">possono essere</text:span> fissate dall<text:span text:style-name="T2">e</text:span> regol<text:span text:style-name="T2">e</text:span> tecnic<text:span text:style-name="T2">he</text:span> vertical<text:span text:style-name="T2">i</text:span> <text:span text:style-name="T2">applicabili all’attività. S</text:span>ono <text:span text:style-name="T2">inoltre </text:span>individuate dal progettista sulla base <text:span text:style-name="T5">della </text:span><text:span text:style-name="Emphasis"><text:span text:style-name="T5">valutazione del rischio d’incendio</text:span></text:span><text:span text:style-name="T5"> e </text:span>dei seguenti criteri:</text:p>
          <text:list>
            <text:list-item>
              <text:p text:style-name="P11">aree in cui si detengono o trattano sostanze o miscele pericolose, materiali combustibili, in quantità significative;</text:p>
            </text:list-item>
            <text:list-item>
              <text:p text:style-name="P11">aree in cui si effettuano lavorazioni pericolose ai fini dell’incendio;</text:p>
            </text:list-item>
            <text:list-item>
              <text:p text:style-name="P11">aree in cui vi è presenza di impianti o loro componenti rilevanti ai fini della sicurezza antincendio <text:span text:style-name="T1">di cui al</text:span> capitolo <text:reference-ref text:reference-format="chapter" text:ref-name="ch sicurezza impianti">Errore: sorgente del riferimento non trovata</text:reference-ref>;</text:p>
            </text:list-item>
            <text:list-item>
              <text:p text:style-name="P11">aree con carico di incendio specifico q<text:span text:style-name="EG_20_Pedice">f</text:span> &gt; 1200 MJ/m<text:span text:style-name="EG_20_Apice">2</text:span>, non occupate o con presenza occasionale e di breve durata di personale addetto;</text:p>
            </text:list-item>
            <text:list-item>
              <text:p text:style-name="P11">aree in cui vi è presenza di impianti ed attrezzature con fluidi di processo in pressione o ad alta temperatura;</text:p>
            </text:list-item>
            <text:list-item>
              <text:p text:style-name="P11">aree in cui vi è presenza di superfici esposte ad elevate temperature o fiamme libere;</text:p>
            </text:list-item>
            <text:list-item>
              <text:p text:style-name="P11">aree in cui vi è presenza di reazioni chimiche <text:span text:style-name="T2">pericolose ai fini dell’incendio</text:span>;</text:p>
            </text:list-item>
            <text:list-item>
              <text:p text:style-name="P11">ambiti dell’attività con R<text:span text:style-name="EG_20_Pedice">ambiente</text:span> significativo.</text:p>
            </text:list-item>
          </text:list>
        </text:list-item>
        <text:list-item>
          <text:p text:style-name="P11">Lo stoccaggio di <text:span text:style-name="Emphasis">limitate quantità</text:span> di liquidi infiammabili in armadi metallici per impieghi funzionali all’attività principale non è generalmente considerato <text:span text:style-name="Emphasis">rischio specifico</text:span>.</text:p>
        </text:list-item>
      </text:list>
      <text:h text:style-name="P10" text:outline-level="3"><text:bookmark-start text:name="__RefHeading__164168_1904530980"/>Strategia antincendio<text:bookmark-end text:name="__RefHeading__164168_1904530980"/></text:h>
      <text:list xml:id="list200458878586980" text:continue-list="list3707367457" text:style-name="EG_20_All_20_commi">
        <text:list-item text:start-value="1">
          <text:p text:style-name="P15">Per la valutazione del rischio e delle caratteristiche delle aree <text:span text:style-name="T2">a rischio specifico</text:span>, devono essere considerate almeno le informazioni desumibili dalle seguenti documentazioni:</text:p>
          <text:list>
            <text:list-item>
              <text:p text:style-name="P15">schede di sicurezza <text:span text:style-name="T2">di </text:span>sostanze <text:span text:style-name="T6">o miscele pericolose</text:span>;</text:p>
            </text:list-item>
            <text:list-item>
              <text:p text:style-name="P16">norme applicabili;</text:p>
            </text:list-item>
            <text:list-item>
              <text:p text:style-name="P16">specifiche e manuali dei fabbricanti degli impianti <text:span text:style-name="T7">e delle macchine</text:span>.</text:p>
            </text:list-item>
          </text:list>
        </text:list-item>
        <text:list-item>
          <text:p text:style-name="P16">In relazione alle risultanze della valutazione del rischio di incendio ed alle caratteristiche delle aree a rischio specifico, il progettista valuta, almeno, l’applicazione delle seguenti misure:</text:p>
          <text:list>
            <text:list-item>
              <text:p text:style-name="P11">inserimento delle aree a rischio specifico in compartiment<text:span text:style-name="T2">i</text:span> <text:span text:style-name="T12">distinti per ambiti aventi caratteristiche di rischio omogenee</text:span>, interposizione di distanze di separazione, riduzione delle superfici lorde di compartimento, ubicazione fuori terra o su piani poco <text:span text:style-name="T2">interrati</text:span>;</text:p>
            </text:list-item>
            <text:list-item>
              <text:p text:style-name="P11">controllo dell’incendio con livello di prestazione I<text:span text:style-name="T2">I</text:span>I (<text:span text:style-name="T13">c</text:span>apitolo <text:reference-ref text:reference-format="chapter" text:ref-name="ch controllo incendio">Errore: sorgente del riferimento non trovata</text:reference-ref>);</text:p>
            </text:list-item>
            <text:list-item>
              <text:p text:style-name="P11">installazione di sistemi manuali o automatici di inibizione, controllo o estinzione dell’incendio <text:span text:style-name="Emphasis">a bordo macchina</text:span> per la protezione specifica degli impianti e delle apparecchiature a rischio specifico di incendio;</text:p>
            </text:list-item>
            <text:list-item>
              <text:p text:style-name="P11"><text:soft-page-break/>installazione di un impianto IRAI con livello di prestazione III (<text:span text:style-name="T13">c</text:span>apitolo <text:reference-ref text:reference-format="chapter" text:ref-name="ch IRAI">Errore: sorgente del riferimento non trovata</text:reference-ref>);</text:p>
            </text:list-item>
            <text:list-item>
              <text:p text:style-name="P13"><text:span text:style-name="T3">installazioni di si</text:span>stemi <text:span text:style-name="Emphasis">a bordo macchina</text:span> per il rile<text:span text:style-name="T3">vamento automatico di anomalie o guasti che comportino la deviazione dai parametri di funzionamento ordinario degli impianti e delle attrezzature di processo, con le funzioni automatiche di allarme ed intercettazione delle alimentazioni elettriche e dei fluidi pericolosi;</text:span></text:p>
            </text:list-item>
            <text:list-item>
              <text:p text:style-name="P11">effettuazione della valutazione del rischio <text:span text:style-name="T11">per</text:span> <text:span text:style-name="T9">atmosfere esplosive</text:span> (<text:span text:style-name="T13">c</text:span>apitolo <text:reference-ref text:reference-format="chapter" text:ref-name="ch aree atmosfere esplosive">Errore: sorgente del riferimento non trovata</text:reference-ref>);</text:p>
            </text:list-item>
            <text:list-item>
              <text:p text:style-name="P11">adozione di accorgimenti impiantisti<text:span text:style-name="T4">ci</text:span> e costruttivi per limitare e confinare i rilasci di sostanze <text:span text:style-name="T6">o miscele </text:span>pericolose;</text:p>
            </text:list-item>
          </text:list>
        </text:list-item>
      </text:list>
      <text:list xml:id="list1592262312" text:style-name="EG_20_All_20_nota_20_auto">
        <text:list-item>
          <text:p text:style-name="EG_20_Nota"><text:span text:style-name="T4">Ad esempio: bacini di contenimento, disponibilità di polveri o dispositivi assorbenti, </text:span>inserimento di valvole di eccesso di flusso, intercettazioni automatiche e manuali dei sistemi di distribuzione, incamiciatura de<text:span text:style-name="T4">lle tubazioni, …</text:span></text:p>
        </text:list-item>
      </text:list>
      <text:list xml:id="list200457763273647" text:continue-list="list200458878586980" text:style-name="EG_20_All_20_commi">
        <text:list-item>
          <text:list>
            <text:list-item>
              <text:p text:style-name="P14">adozione di accorgimenti per limitare l’impatto esterno di eventuali rilasci di sostanze o miscele pericolose;</text:p>
            </text:list-item>
          </text:list>
        </text:list-item>
      </text:list>
      <text:list xml:id="list200459676736195" text:continue-list="list1592262312" text:style-name="EG_20_All_20_nota_20_auto">
        <text:list-item>
          <text:p text:style-name="EG_20_Nota">Ad esempio: distanze di separazione che tengano conto della propagazione degli effluenti nelle matrici ambientali, …</text:p>
        </text:list-item>
      </text:list>
      <text:list xml:id="list200459531941724" text:continue-list="list200457763273647" text:style-name="EG_20_All_20_commi">
        <text:list-item>
          <text:list>
            <text:list-item>
              <text:p text:style-name="P11">adozione di <text:span text:style-name="T4">sistemi di rilevazione ed </text:span>allarm<text:span text:style-name="T4">e, di</text:span> procedure gestionali per la sorveglianza ed il controllo dei parametri critici dei processi;</text:p>
            </text:list-item>
          </text:list>
        </text:list-item>
      </text:list>
      <text:list xml:id="list200459226434638" text:continue-list="list200459676736195" text:style-name="EG_20_All_20_nota_20_auto">
        <text:list-item>
          <text:p text:style-name="P7"><text:span text:style-name="T4">Ad esempio: </text:span>allarmi di <text:span text:style-name="T4">massimo </text:span>livello <text:span text:style-name="T4">per i</text:span> serbatoi, …</text:p>
        </text:list-item>
      </text:list>
      <text:list xml:id="list200459533916918" text:continue-list="list200459531941724" text:style-name="EG_20_All_20_commi">
        <text:list-item>
          <text:list>
            <text:list-item>
              <text:p text:style-name="P11">formazione, informazione ed addestramento degli addetti alla gestione de<text:span text:style-name="T4">lle lavorazioni e dei</text:span> processi pericolosi;</text:p>
            </text:list-item>
          </text:list>
        </text:list-item>
      </text:list>
      <text:list xml:id="list200459452188189" text:continue-list="list200459226434638" text:style-name="EG_20_All_20_nota_20_auto">
        <text:list-item>
          <text:p text:style-name="EG_20_Nota"><text:span text:style-name="T4">Tale </text:span>formazione, informazione ed addestramento dev<text:span text:style-name="T4">e</text:span> prevedere nozioni riguardanti <text:span text:style-name="T4">i </text:span>parametri critici di funzionamento de<text:span text:style-name="T4">lle lavorazioni e dei</text:span> processi pericolosi, <text:span text:style-name="T4">le </text:span>modalità e <text:span text:style-name="T4">le </text:span>procedure di avvio e fermo degli impianti in sicurezza, <text:span text:style-name="T4">la</text:span> gestione degli stati di allarme e di emergenza, …</text:p>
        </text:list-item>
      </text:list>
      <text:list xml:id="list200458888693892" text:continue-list="list200459533916918" text:style-name="EG_20_All_20_commi">
        <text:list-item>
          <text:list>
            <text:list-item>
              <text:p text:style-name="P11"><text:span text:style-name="T4">disponibilità di specifiche attrezzature di soccorso, </text:span>dispositivi di protezione <text:span text:style-name="T4">collettiva ed </text:span>individuale;</text:p>
            </text:list-item>
          </text:list>
        </text:list-item>
        <text:list-item>
          <text:p text:style-name="P11"><text:bookmark-start text:name="__RefHeading__4030_4719215309"/>Nel caso di compartimentazione multipiano dell’attività (<text:span text:style-name="T13">c</text:span>apitolo <text:reference-ref text:reference-format="chapter" text:ref-name="ch compartimentazione">Errore: sorgente del riferimento non trovata</text:reference-ref>), le aree a rischio specifico devono comunque essere inserite in compartimento <text:span text:style-name="T10">distinto</text:span>.<text:bookmark-end text:name="__RefHeading__4030_4719215309"/></text:p>
        </text:list-item>
        <text:list-item>
          <text:p text:style-name="P17">Le <text:span text:style-name="T8">risultanze della specifica valutazione del rischio e le</text:span> <text:span text:style-name="T8">relative </text:span>misure preventive, protettive e gestionali adottate devono essere considerate ai fini della gestione della sicurezza dell’attività (<text:span text:style-name="T13">c</text:span>apitolo <text:reference-ref text:reference-format="chapter" text:ref-name="ch gestione sicurezza">Errore: sorgente del riferimento non trovata</text:reference-ref>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2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</text:chapter><text:s/><text:chapter text:display="name" text:outline-level="2">Aree a rischio specifico</text:chapter><text:tab/>Pagina <text:chapter text:display="plain-number" text:outline-level="2">V.1</text:chapter>-<text:page-number text:select-page="current">3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ree a rischio specifico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50M54S</meta:editing-duration>
    <meta:editing-cycles>54</meta:editing-cycles>
    <meta:generator>LibreOffice/7.2.3.2$Linux_X86_64 LibreOffice_project/20$Build-2</meta:generator>
    <dc:title>modello_codicepi_14</dc:title>
    <meta:initial-creator>Emanuele Gissi</meta:initial-creator>
    <dc:date>2021-12-07T20:04:57.538892869</dc:date>
    <meta:document-statistic meta:table-count="0" meta:image-count="0" meta:object-count="0" meta:page-count="4" meta:paragraph-count="41" meta:word-count="723" meta:character-count="5027" meta:non-whitespace-character-count="4381"/>
    <meta:template xlink:type="simple" xlink:actuate="onRequest" xlink:title="modello_codicepi_14" xlink:href="../../../../../../Modelli/modello_codicepi_14.ott" meta:date="2019-06-11T19:42:58.853340625"/>
  </office:meta>
</office:document-meta>
</file>